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MathJax Main" svg:font-family="'MathJax Main'"/>
    <style:font-face style:name="MathJax Math-italic" svg:font-family="'MathJax Math-italic'"/>
    <style:font-face style:name="Roboto" svg:font-family="Roboto, sans-serif"/>
    <style:font-face style:name="monospace" svg:font-family="monospace, serif"/>
    <style:font-face style:name="PT Astra Serif" svg:font-family="'PT Astra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ef2" officeooo:paragraph-rsid="000f8ef2"/>
    </style:style>
    <style:style style:name="P2" style:family="paragraph" style:parent-style-name="Standard">
      <style:text-properties fo:font-variant="normal" fo:text-transform="none" fo:color="#000000" style:font-name="Roboto" fo:font-size="12pt" fo:letter-spacing="normal" fo:font-style="normal" fo:font-weight="normal" officeooo:rsid="000f8ef2" officeooo:paragraph-rsid="000f8ef2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Roboto" fo:font-size="12pt" fo:font-weight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Roboto" fo:font-size="12pt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loext:padding="0cm" loext:border="none"/>
    </style:style>
    <style:style style:name="P8" style:family="paragraph" style:parent-style-name="Text_20_body">
      <style:text-properties officeooo:rsid="000f8ef2" officeooo:paragraph-rsid="000f8ef2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Roboto" fo:font-size="12pt" loext:padding="0cm" loext:border="none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Roboto" fo:font-size="12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loext:padding="0cm" loext:border="none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padding="0cm" fo:border="none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font-name="MathJax Main" fo:font-size="9.75pt" style:text-underline-style="none" style:text-blinking="false"/>
    </style:style>
    <style:style style:name="T3" style:family="text">
      <style:text-properties style:text-line-through-style="none" style:text-line-through-type="none" style:font-name="MathJax Math-italic" fo:font-size="14.25pt" style:text-underline-style="none" style:text-blinking="false"/>
    </style:style>
    <style:style style:name="T4" style:family="text">
      <style:text-properties style:text-line-through-style="none" style:text-line-through-type="none" style:font-name="MathJax Math-italic" fo:font-size="9.75pt" style:text-underline-style="none" style:text-blinking="false"/>
    </style:style>
    <style:style style:name="T5" style:family="text">
      <style:text-properties style:text-line-through-style="none" style:text-line-through-type="none" fo:font-size="14.25pt" style:text-underline-style="none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style:text-underline-style="none" style:text-blinking="false"/>
    </style:style>
    <style:style style:name="T7" style:family="text">
      <style:text-properties fo:font-variant="normal" fo:text-transform="none" style:text-line-through-style="none" style:text-line-through-type="none" style:font-name="MathJax Main" fo:font-size="9.7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style:text-line-through-style="none" style:text-line-through-type="none" style:font-name="MathJax Math-italic" fo:font-size="14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text-line-through-style="none" style:text-line-through-type="none" style:font-name="MathJax Math-italic" fo:font-size="9.7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style:text-line-through-style="none" style:text-line-through-type="none" fo:font-size="14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12" style:family="text">
      <style:text-properties fo:font-variant="normal" fo:text-transform="none" fo:color="#000000" style:font-name="Roboto" fo:font-size="12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Consolas" fo:font-size="12pt" fo:letter-spacing="normal" fo:font-style="normal" fo:font-weight="normal" fo:background-color="#fdf6e3" loext:char-shading-value="0" loext:padding="0cm" loext:border="none"/>
    </style:style>
    <style:style style:name="T14" style:family="text">
      <style:text-properties fo:font-variant="normal" fo:text-transform="none" fo:color="#00a8ff" style:text-line-through-style="none" style:text-line-through-type="none" style:font-name="Roboto" fo:font-size="12pt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color="#000000" style:font-name="Consolas" fo:font-size="12pt" fo:background-color="#fdf6e3" loext:char-shading-value="0"/>
    </style:style>
    <style:style style:name="T16" style:family="text">
      <style:text-properties fo:color="#000000" style:font-name="Consolas" fo:font-size="12pt" fo:background-color="#fdf6e3" loext:char-shading-value="0" loext:padding="0cm" loext:border="none"/>
    </style:style>
    <style:style style:name="T17" style:family="text">
      <style:text-properties fo:color="#000000" style:font-name="Consolas" fo:font-size="12pt" fo:background-color="#fdf6e3" loext:char-shading-value="0"/>
    </style:style>
    <style:style style:name="T18" style:family="text">
      <style:text-properties fo:color="#000000" style:font-name="Roboto" fo:font-size="12pt"/>
    </style:style>
    <style:style style:name="T19" style:family="text">
      <style:text-properties fo:color="#000000" style:font-name="Roboto" fo:font-size="12pt" loext:padding="0cm" loext:border="none"/>
    </style:style>
    <style:style style:name="T20" style:family="text">
      <style:text-properties fo:color="#000000" style:font-name="Roboto" fo:font-size="12pt" officeooo:rsid="00115f18"/>
    </style:style>
    <style:style style:name="T21" style:family="text">
      <style:text-properties fo:color="#000000" fo:background-color="#fdf6e3" loext:char-shading-value="0" loext:padding="0cm" loext:border="none"/>
    </style:style>
    <style:style style:name="T22" style:family="text">
      <style:text-properties fo:color="#000000" fo:font-size="12pt"/>
    </style:style>
    <style:style style:name="T23" style:family="text">
      <style:text-properties fo:color="#000000" fo:font-size="12pt" fo:background-color="transparent" loext:char-shading-value="0"/>
    </style:style>
    <style:style style:name="T24" style:family="text">
      <style:text-properties fo:color="#00a8ff" style:text-line-through-style="none" style:text-line-through-type="none" style:font-name="Roboto" fo:font-size="12pt" style:text-underline-style="none" style:text-blinking="false" loext:padding="0cm" loext:border="none"/>
    </style:style>
    <style:style style:name="T25" style:family="text">
      <style:text-properties fo:color="#93a1a1" style:font-name="Consolas" fo:font-size="12pt" fo:background-color="#fdf6e3" loext:char-shading-value="0" loext:padding="0cm" loext:border="none"/>
    </style:style>
    <style:style style:name="T26" style:family="text">
      <style:text-properties fo:color="#859900" style:font-name="Consolas" fo:font-size="12pt" fo:background-color="#fdf6e3" loext:char-shading-value="0" loext:padding="0cm" loext:border="none"/>
    </style:style>
    <style:style style:name="T27" style:family="text">
      <style:text-properties fo:color="#268bd2" style:font-name="Consolas" fo:font-size="12pt" fo:background-color="#fdf6e3" loext:char-shading-value="0" loext:padding="0cm" loext:border="none"/>
    </style:style>
    <style:style style:name="T28" style:family="text">
      <style:text-properties fo:color="#2aa198" style:font-name="Consolas" fo:font-size="12pt" fo:background-color="#fdf6e3" loext:char-shading-value="0" loext:padding="0cm" loext:border="none"/>
    </style:style>
    <style:style style:name="T29" style:family="text">
      <style:text-properties style:use-window-font-color="true" style:font-name="Consolas" fo:font-size="12pt" fo:background-color="#fdf6e3" loext:char-shading-value="0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/></text:p>
      <text:section text:style-name="Sect1" text:name="ember7463">
        <text:section text:style-name="Sect1" text:name="ember7464">
          <text:p text:style-name="P5">Пример для самостоятельных экспериментов</text:p>
          <text:p text:style-name="P7"/>
          <text:p text:style-name="P3"><text:span text:style-name="T19"><text:tab/>Один из примеров, на которых можно увидеть, как применяются указатели на функции — это использование Linux библиотеки </text:span><text:a xlink:type="simple" xlink:href="https://ru.wikipedia.org/wiki/POSIX_Threads" text:style-name="Internet_20_link" text:visited-style-name="Visited_20_Internet_20_Link">pthread</text:a><text:span text:style-name="T24"> </text:span><text:span text:style-name="T19">для написания многопоточных приложений. Библиотека pthread позволяет создавать потоки в POSIX системах.</text:span></text:p>
          <text:p text:style-name="P7"/>
          <text:p text:style-name="P6">Ниже приведён пример кода с использованием библиотеки pthread, который вычисляет<text:bookmark text:name="MathJax-Element-1-Frame"/><text:bookmark text:name="MathJax-Span-1"/><text:bookmark text:name="MathJax-Span-2"/><text:bookmark text:name="MathJax-Span-3"/><text:bookmark text:name="MathJax-Span-4"/> <draw:frame draw:style-name="fr1" draw:name="Object1" text:anchor-type="as-char" svg:y="-0.743cm" svg:width="2.101cm" svg:height="1.198cm" draw:z-index="0"><draw:object xlink:href="./Object 1" xlink:type="simple" xlink:show="embed" xlink:actuate="onLoad"/><draw:image xlink:href="./ObjectReplacements/Object 1" xlink:type="simple" xlink:show="embed" xlink:actuate="onLoad"/></draw:frame>, разбивая интегрирование на несколько потоков</text:p>
          <text:p text:style-name="P7"/>
          <text:p text:style-name="P10"><text:span text:style-name="T20"><text:tab/>При </text:span><text:span text:style-name="T18">компиляции нужно указать, что используется библиотека pthread (это нужно для линковщика).</text:span></text:p>
          <text:p text:style-name="P15"><text:span text:style-name="Source_20_Text"><text:span text:style-name="T16">g++ integrate.cpp -O2 -o integrate -pthread</text:span></text:span></text:p>
          <text:p text:style-name="P9"><text:line-break/>Попробуйте поэкспериментировать с этим кодом.</text:p>
          <text:p text:style-name="P13">Если захотите сравнить время различных модификаций, то самый простой способ это сделать в Linux — команда time.</text:p>
          <text:p text:style-name="P15"><text:span text:style-name="Source_20_Text"><text:span text:style-name="T16">time ./integrate</text:span></text:span></text:p>
          <text:p text:style-name="P10"/>
        </text:section>
      </text:section>
      <text:p text:style-name="Standard"><text:span text:style-name="T1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Courier, monospace"/>
    <style:font-face style:name="MathJax Main" svg:font-family="'MathJax Main'"/>
    <style:font-face style:name="MathJax Math-italic" svg:font-family="'MathJax Math-italic'"/>
    <style:font-face style:name="Roboto" svg:font-family="Roboto, sans-serif"/>
    <style:font-face style:name="monospace" svg:font-family="monospace, serif"/>
    <style:font-face style:name="PT Astra Serif" svg:font-family="'PT Astra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onaco" style:font-family-asian="Monaco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onaco" style:font-family-asian="Monaco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Golgovsky</meta:initial-creator>
    <meta:creation-date>2016-11-25T15:18:31.876414238</meta:creation-date>
    <dc:date>2017-10-30T12:00:25.190902505</dc:date>
    <meta:editing-duration>PT7M1S</meta:editing-duration>
    <meta:editing-cycles>2</meta:editing-cycles>
    <meta:generator>LibreOffice/5.4.2.2.0$Linux_X86_64 LibreOffice_project/40m0$Build-2</meta:generator>
    <meta:document-statistic meta:table-count="0" meta:image-count="0" meta:object-count="1" meta:page-count="1" meta:paragraph-count="9" meta:word-count="90" meta:character-count="708" meta:non-whitespace-character-count="620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5</mn>
          <mrow>
            <mo stretchy="false">−</mo>
            <mn>5</mn>
          </mrow>
        </munderover>
        <msup>
          <mi mathvariant="normal">e</mi>
          <mrow>
            <mi>x</mi>
            <mi>sin</mi>
            <mrow>
              <mo fence="true" stretchy="false">(</mo>
              <mrow>
                <mi>x</mi>
              </mrow>
              <mo fence="true" stretchy="false">)</mo>
            </mrow>
          </mrow>
        </msup>
      </mrow>
      <mi mathvariant="italic">dx</mi>
    </mrow>
    <annotation encoding="StarMath 5.0">int from{5} to {-5} func e^{x sin(x)}dx  </annotation>
  </semantics>
</math>
</file>